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8">
      <style:table-cell-properties fo:border="0.06pt solid #000000"/>
    </style:style>
    <style:style style:name="ce3" style:family="table-cell" style:parent-style-name="Default" style:data-style-name="N108">
      <style:table-cell-properties fo:background-color="#ccff00" fo:border="0.06pt solid #000000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 style:data-style-name="N108">
      <style:table-cell-properties fo:background-color="#99ff66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Tabelle1" table:style-name="ta1">
        <table:shapes>
          <draw:frame draw:z-index="0" draw:style-name="gr1" draw:text-style-name="P1" svg:width="159.99mm" svg:height="89.99mm" svg:x="57.11mm" svg:y="94.64mm">
            <loext:p draw:notify-on-update-of-ranges="Tabelle1.A23:Tabelle1.A33 Tabelle1.B23:Tabelle1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Nr</text:p>
          </table:table-cell>
          <table:table-cell table:style-name="Default" office:value-type="string" calcext:value-type="string">
            <text:p>Temperaturen</text:p>
          </table:table-cell>
          <table:table-cell office:value-type="string" calcext:value-type="string">
            <text:p>SW</text:p>
          </table:table-cell>
          <table:table-cell table:style-name="ce4" office:value-type="string" calcext:value-type="string">
            <text:p>x1</text:p>
          </table:table-cell>
          <table:table-cell office:value-type="string" calcext:value-type="string">
            <text:p>SW</text:p>
          </table:table-cell>
          <table:table-cell table:style-name="ce4" office:value-type="string" calcext:value-type="string">
            <text:p>x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°C</text:p>
          </table:table-cell>
          <table:table-cell office:value-type="string" calcext:value-type="string">
            <text:p>L-Phase</text:p>
          </table:table-cell>
          <table:table-cell table:style-name="ce4" office:value-type="string" calcext:value-type="string">
            <text:p>L-Phase</text:p>
          </table:table-cell>
          <table:table-cell office:value-type="string" calcext:value-type="string">
            <text:p>V-Phase</text:p>
          </table:table-cell>
          <table:table-cell table:style-name="ce4" office:value-type="string" calcext:value-type="string">
            <text:p>V-Ph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7.71" calcext:value-type="float">
            <text:p>77,710</text:p>
          </table:table-cell>
          <table:table-cell table:style-name="ce3" office:value-type="float" office:value="1.358" calcext:value-type="float">
            <text:p>1,358</text:p>
          </table:table-cell>
          <table:table-cell table:style-name="ce5" table:formula="of:=([.C3]-[.$B$37])/[.$B$36]" office:value-type="float" office:value="1.08611192949416" calcext:value-type="float">
            <text:p>1,086</text:p>
          </table:table-cell>
          <table:table-cell table:style-name="ce3" office:value-type="float" office:value="1.358" calcext:value-type="float">
            <text:p>1,358</text:p>
          </table:table-cell>
          <table:table-cell table:style-name="ce5" table:formula="of:=([.E3]-[.$B$37])/[.$B$36]" office:value-type="float" office:value="1.08611192949416" calcext:value-type="float">
            <text:p>1,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3.456" calcext:value-type="float">
            <text:p>73,456</text:p>
          </table:table-cell>
          <table:table-cell table:style-name="ce3" office:value-type="float" office:value="1.361" calcext:value-type="float">
            <text:p>1,361</text:p>
          </table:table-cell>
          <table:table-cell table:style-name="ce5" table:formula="of:=([.C4]-[.$B$37])/[.$B$36]" office:value-type="float" office:value="1.03887478396774" calcext:value-type="float">
            <text:p>1,039</text:p>
          </table:table-cell>
          <table:table-cell table:style-name="ce3" office:value-type="float" office:value="1.375" calcext:value-type="float">
            <text:p>1,375</text:p>
          </table:table-cell>
          <table:table-cell table:style-name="ce5" table:formula="of:=([.E4]-[.$B$37])/[.$B$36]" office:value-type="float" office:value="0.8184347715111" calcext:value-type="float">
            <text:p>0,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0.023" calcext:value-type="float">
            <text:p>70,023</text:p>
          </table:table-cell>
          <table:table-cell table:style-name="ce3" office:value-type="float" office:value="1.365" calcext:value-type="float">
            <text:p>1,365</text:p>
          </table:table-cell>
          <table:table-cell table:style-name="ce5" table:formula="of:=([.C5]-[.$B$37])/[.$B$36]" office:value-type="float" office:value="0.975891923265843" calcext:value-type="float">
            <text:p>0,976</text:p>
          </table:table-cell>
          <table:table-cell table:style-name="ce3" office:value-type="float" office:value="1.383" calcext:value-type="float">
            <text:p>1,383</text:p>
          </table:table-cell>
          <table:table-cell table:style-name="ce5" table:formula="of:=([.E5]-[.$B$37])/[.$B$36]" office:value-type="float" office:value="0.692469050107305" calcext:value-type="float">
            <text:p>0,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68.637" calcext:value-type="float">
            <text:p>68,637</text:p>
          </table:table-cell>
          <table:table-cell table:style-name="ce3" office:value-type="float" office:value="1.368" calcext:value-type="float">
            <text:p>1,368</text:p>
          </table:table-cell>
          <table:table-cell table:style-name="ce5" table:formula="of:=([.C6]-[.$B$37])/[.$B$36]" office:value-type="float" office:value="0.928654777739422" calcext:value-type="float">
            <text:p>0,929</text:p>
          </table:table-cell>
          <table:table-cell table:style-name="ce3" office:value-type="float" office:value="1.388" calcext:value-type="float">
            <text:p>1,388</text:p>
          </table:table-cell>
          <table:table-cell table:style-name="ce5" table:formula="of:=([.E6]-[.$B$37])/[.$B$36]" office:value-type="float" office:value="0.613740474229935" calcext:value-type="float">
            <text:p>0,6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67.306" calcext:value-type="float">
            <text:p>67,306</text:p>
          </table:table-cell>
          <table:table-cell table:style-name="ce3" office:value-type="float" office:value="1.371" calcext:value-type="float">
            <text:p>1,371</text:p>
          </table:table-cell>
          <table:table-cell table:style-name="ce5" table:formula="of:=([.C7]-[.$B$37])/[.$B$36]" office:value-type="float" office:value="0.881417632212997" calcext:value-type="float">
            <text:p>0,881</text:p>
          </table:table-cell>
          <table:table-cell table:style-name="ce3" office:value-type="float" office:value="1.391" calcext:value-type="float">
            <text:p>1,391</text:p>
          </table:table-cell>
          <table:table-cell table:style-name="ce5" table:formula="of:=([.E7]-[.$B$37])/[.$B$36]" office:value-type="float" office:value="0.56650332870351" calcext:value-type="float">
            <text:p>0,5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66.376" calcext:value-type="float">
            <text:p>66,376</text:p>
          </table:table-cell>
          <table:table-cell table:style-name="ce3" office:value-type="float" office:value="1.374" calcext:value-type="float">
            <text:p>1,374</text:p>
          </table:table-cell>
          <table:table-cell table:style-name="ce5" table:formula="of:=([.C8]-[.$B$37])/[.$B$36]" office:value-type="float" office:value="0.834180486686572" calcext:value-type="float">
            <text:p>0,834</text:p>
          </table:table-cell>
          <table:table-cell table:style-name="ce3" office:value-type="float" office:value="1.393" calcext:value-type="float">
            <text:p>1,393</text:p>
          </table:table-cell>
          <table:table-cell table:style-name="ce5" table:formula="of:=([.E8]-[.$B$37])/[.$B$36]" office:value-type="float" office:value="0.535011898352561" calcext:value-type="float">
            <text:p>0,5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5.268" calcext:value-type="float">
            <text:p>65,268</text:p>
          </table:table-cell>
          <table:table-cell table:style-name="ce3" office:value-type="float" office:value="1.38" calcext:value-type="float">
            <text:p>1,380</text:p>
          </table:table-cell>
          <table:table-cell table:style-name="ce5" table:formula="of:=([.C9]-[.$B$37])/[.$B$36]" office:value-type="float" office:value="0.73970619563373" calcext:value-type="float">
            <text:p>0,740</text:p>
          </table:table-cell>
          <table:table-cell table:style-name="ce3" office:value-type="float" office:value="1.396" calcext:value-type="float">
            <text:p>1,396</text:p>
          </table:table-cell>
          <table:table-cell table:style-name="ce5" table:formula="of:=([.E9]-[.$B$37])/[.$B$36]" office:value-type="float" office:value="0.48777475282614" calcext:value-type="float">
            <text:p>0,4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79.99" calcext:value-type="float">
            <text:p>79,990</text:p>
          </table:table-cell>
          <table:table-cell table:style-name="ce3" office:value-type="float" office:value="1.419" calcext:value-type="float">
            <text:p>1,419</text:p>
          </table:table-cell>
          <table:table-cell table:style-name="ce5" table:formula="of:=([.C10]-[.$B$37])/[.$B$36]" office:value-type="float" office:value="0.125623303790228" calcext:value-type="float">
            <text:p>0,126</text:p>
          </table:table-cell>
          <table:table-cell table:style-name="ce3" office:value-type="float" office:value="1.422" calcext:value-type="float">
            <text:p>1,422</text:p>
          </table:table-cell>
          <table:table-cell table:style-name="ce5" table:formula="of:=([.E10]-[.$B$37])/[.$B$36]" office:value-type="float" office:value="0.0783861582638072" calcext:value-type="float">
            <text:p>0,0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75.685" calcext:value-type="float">
            <text:p>75,685</text:p>
          </table:table-cell>
          <table:table-cell table:style-name="ce3" office:value-type="float" office:value="1.422" calcext:value-type="float">
            <text:p>1,422</text:p>
          </table:table-cell>
          <table:table-cell table:style-name="ce5" table:formula="of:=([.C11]-[.$B$37])/[.$B$36]" office:value-type="float" office:value="0.0783861582638072" calcext:value-type="float">
            <text:p>0,078</text:p>
          </table:table-cell>
          <table:table-cell table:style-name="ce3" office:value-type="float" office:value="1.416" calcext:value-type="float">
            <text:p>1,416</text:p>
          </table:table-cell>
          <table:table-cell table:style-name="ce5" table:formula="of:=([.E11]-[.$B$37])/[.$B$36]" office:value-type="float" office:value="0.172860449316653" calcext:value-type="float">
            <text:p>0,1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72.335" calcext:value-type="float">
            <text:p>72,335</text:p>
          </table:table-cell>
          <table:table-cell table:style-name="ce3" office:value-type="float" office:value="1.421" calcext:value-type="float">
            <text:p>1,421</text:p>
          </table:table-cell>
          <table:table-cell table:style-name="ce5" table:formula="of:=([.C12]-[.$B$37])/[.$B$36]" office:value-type="float" office:value="0.0941318734392798" calcext:value-type="float">
            <text:p>0,094</text:p>
          </table:table-cell>
          <table:table-cell table:style-name="ce3" office:value-type="float" office:value="1.412" calcext:value-type="float">
            <text:p>1,412</text:p>
          </table:table-cell>
          <table:table-cell table:style-name="ce5" table:formula="of:=([.E12]-[.$B$37])/[.$B$36]" office:value-type="float" office:value="0.235843310018551" calcext:value-type="float">
            <text:p>0,2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69.659" calcext:value-type="float">
            <text:p>69,659</text:p>
          </table:table-cell>
          <table:table-cell table:style-name="ce3" office:value-type="float" office:value="1.421" calcext:value-type="float">
            <text:p>1,421</text:p>
          </table:table-cell>
          <table:table-cell table:style-name="ce5" table:formula="of:=([.C13]-[.$B$37])/[.$B$36]" office:value-type="float" office:value="0.0941318734392798" calcext:value-type="float">
            <text:p>0,094</text:p>
          </table:table-cell>
          <table:table-cell table:style-name="ce3" office:value-type="float" office:value="1.409" calcext:value-type="float">
            <text:p>1,409</text:p>
          </table:table-cell>
          <table:table-cell table:style-name="ce5" table:formula="of:=([.E13]-[.$B$37])/[.$B$36]" office:value-type="float" office:value="0.283080455544972" calcext:value-type="float">
            <text:p>0,2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65.129" calcext:value-type="float">
            <text:p>65,129</text:p>
          </table:table-cell>
          <table:table-cell table:style-name="ce3" office:value-type="float" office:value="1.416" calcext:value-type="float">
            <text:p>1,416</text:p>
          </table:table-cell>
          <table:table-cell table:style-name="ce5" table:formula="of:=([.C14]-[.$B$37])/[.$B$36]" office:value-type="float" office:value="0.172860449316653" calcext:value-type="float">
            <text:p>0,173</text:p>
          </table:table-cell>
          <table:table-cell table:style-name="ce3" office:value-type="float" office:value="1.403" calcext:value-type="float">
            <text:p>1,403</text:p>
          </table:table-cell>
          <table:table-cell table:style-name="ce5" table:formula="of:=([.E14]-[.$B$37])/[.$B$36]" office:value-type="float" office:value="0.377554746597818" calcext:value-type="float">
            <text:p>0,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64.298" calcext:value-type="float">
            <text:p>64,298</text:p>
          </table:table-cell>
          <table:table-cell table:style-name="ce3" office:value-type="float" office:value="1.407" calcext:value-type="float">
            <text:p>1,407</text:p>
          </table:table-cell>
          <table:table-cell table:style-name="ce5" table:formula="of:=([.C15]-[.$B$37])/[.$B$36]" office:value-type="float" office:value="0.314571885895921" calcext:value-type="float">
            <text:p>0,315</text:p>
          </table:table-cell>
          <table:table-cell table:style-name="ce3" office:value-type="float" office:value="1.401" calcext:value-type="float">
            <text:p>1,401</text:p>
          </table:table-cell>
          <table:table-cell table:style-name="ce5" table:formula="of:=([.E15]-[.$B$37])/[.$B$36]" office:value-type="float" office:value="0.409046176948767" calcext:value-type="float">
            <text:p>0,409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RefraktometerKalibrierung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x EtOH</text:p>
          </table:table-cell>
          <table:table-cell office:value-type="string" calcext:value-type="string">
            <text:p>SW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232" calcext:value-type="float">
            <text:p>1,4232</text:p>
          </table:table-cell>
          <table:table-cell table:number-columns-repeated="4"/>
        </table:table-row>
        <table:table-row table:style-name="ro1">
          <table:table-cell office:value-type="float" office:value="0.0913" calcext:value-type="float">
            <text:p>0,0913</text:p>
          </table:table-cell>
          <table:table-cell office:value-type="float" office:value="1.4198" calcext:value-type="float">
            <text:p>1,4198</text:p>
          </table:table-cell>
          <table:table-cell table:number-columns-repeated="4"/>
        </table:table-row>
        <table:table-row table:style-name="ro1">
          <table:table-cell office:value-type="float" office:value="0.1686" calcext:value-type="float">
            <text:p>0,1686</text:p>
          </table:table-cell>
          <table:table-cell office:value-type="float" office:value="1.4161" calcext:value-type="float">
            <text:p>1,4161</text:p>
          </table:table-cell>
          <table:table-cell table:number-columns-repeated="4"/>
        </table:table-row>
        <table:table-row table:style-name="ro1">
          <table:table-cell office:value-type="float" office:value="0.2945" calcext:value-type="float">
            <text:p>0,2945</text:p>
          </table:table-cell>
          <table:table-cell office:value-type="float" office:value="1.4098" calcext:value-type="float">
            <text:p>1,4098</text:p>
          </table:table-cell>
          <table:table-cell table:number-columns-repeated="4"/>
        </table:table-row>
        <table:table-row table:style-name="ro1">
          <table:table-cell office:value-type="float" office:value="0.4017" calcext:value-type="float">
            <text:p>0,4017</text:p>
          </table:table-cell>
          <table:table-cell office:value-type="float" office:value="1.4037" calcext:value-type="float">
            <text:p>1,4037</text:p>
          </table:table-cell>
          <table:table-cell table:number-columns-repeated="4"/>
        </table:table-row>
        <table:table-row table:style-name="ro1">
          <table:table-cell office:value-type="float" office:value="0.4923" calcext:value-type="float">
            <text:p>0,4923</text:p>
          </table:table-cell>
          <table:table-cell office:value-type="float" office:value="1.3982" calcext:value-type="float">
            <text:p>1,3982</text:p>
          </table:table-cell>
          <table:table-cell table:number-columns-repeated="4"/>
        </table:table-row>
        <table:table-row table:style-name="ro1">
          <table:table-cell office:value-type="float" office:value="0.6013" calcext:value-type="float">
            <text:p>0,6013</text:p>
          </table:table-cell>
          <table:table-cell office:value-type="float" office:value="1.3912" calcext:value-type="float">
            <text:p>1,3912</text:p>
          </table:table-cell>
          <table:table-cell table:number-columns-repeated="4"/>
        </table:table-row>
        <table:table-row table:style-name="ro1">
          <table:table-cell office:value-type="float" office:value="0.6974" calcext:value-type="float">
            <text:p>0,6974</text:p>
          </table:table-cell>
          <table:table-cell office:value-type="float" office:value="1.3844" calcext:value-type="float">
            <text:p>1,3844</text:p>
          </table:table-cell>
          <table:table-cell table:number-columns-repeated="4"/>
        </table:table-row>
        <table:table-row table:style-name="ro1">
          <table:table-cell office:value-type="float" office:value="0.7982" calcext:value-type="float">
            <text:p>0,7982</text:p>
          </table:table-cell>
          <table:table-cell office:value-type="float" office:value="1.3772" calcext:value-type="float">
            <text:p>1,3772</text:p>
          </table:table-cell>
          <table:table-cell table:number-columns-repeated="4"/>
        </table:table-row>
        <table:table-row table:style-name="ro1">
          <table:table-cell office:value-type="float" office:value="0.9021" calcext:value-type="float">
            <text:p>0,9021</text:p>
          </table:table-cell>
          <table:table-cell office:value-type="float" office:value="1.368" calcext:value-type="float">
            <text:p>1,3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592" calcext:value-type="float">
            <text:p>1,359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teigung</text:p>
          </table:table-cell>
          <table:table-cell table:formula="of:=SLOPE([.B23:.B33];[.A23:.A33])" office:value-type="float" office:value="-0.0635093413576799" calcext:value-type="float">
            <text:p>-0,0635093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hsenabschnitt</text:p>
          </table:table-cell>
          <table:table-cell table:formula="of:=INTERCEPT([.B23:.B33];[.A23:.A33])" office:value-type="float" office:value="1.42697825328289" calcext:value-type="float">
            <text:p>1,4269782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²</text:p>
          </table:table-cell>
          <table:table-cell office:value-type="float" office:value="0.9869" calcext:value-type="float">
            <text:p>0,986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5:24:54.553243213</meta:creation-date>
    <dc:date>2020-07-08T20:39:50.638930257</dc:date>
    <meta:editing-duration>PT4H52M47S</meta:editing-duration>
    <meta:editing-cycles>2</meta:editing-cycles>
    <meta:generator>LibreOffice/5.1.6.2$Linux_X86_64 LibreOffice_project/10m0$Build-2</meta:generator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48cm" svg:y="0.316cm" chart:style-name="ch2">
          <text:p>Kalibriergerade Refraktometer</text:p>
        </chart:title>
        <chart:legend chart:legend-position="end" svg:x="11.989cm" svg:y="3.946cm" style:legend-expansion="high" chart:style-name="ch3"/>
        <chart:plot-area chart:style-name="ch4" table:cell-range-address="Tabelle1.A23:Tabelle1.B33" svg:x="-0.114cm" svg:y="0.152cm" svg:width="13.269cm" svg:height="8.638cm">
          <chartooo:coordinate-region svg:x="0.814cm" svg:y="0.354cm" svg:width="12.096cm" svg:height="7.783cm"/>
          <chart:axis chart:dimension="x" chart:name="primary-x" chart:style-name="ch5">
            <chart:title svg:x="5.944cm" svg:y="8.45cm" chart:style-name="ch6">
              <text:p>x EtOH</text:p>
            </chart:title>
          </chart:axis>
          <chart:axis chart:dimension="y" chart:name="primary-y" chart:style-name="ch5">
            <chart:title svg:x="0cm" svg:y="4.782cm" chart:style-name="ch7">
              <text:p>SW</text:p>
            </chart:title>
            <chart:grid chart:style-name="ch8" chart:class="major"/>
          </chart:axis>
          <chart:series chart:style-name="ch9" chart:values-cell-range-address="Tabelle1.B23:Tabelle1.B33" chart:class="chart:scatter">
            <chart:domain table:cell-range-address="Tabelle1.A23:Tabelle1.A33"/>
            <chart:regression-curve chart:style-name="ch10">
              <chart:equation chart:display-equation="true" chart:display-r-square="true" svg:x="0.79cm" svg:y="4.205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3:Tabelle1.A33</svg:desc>
                </draw:g>
              </table:table-cell>
              <table:table-cell office:value-type="float" office:value="1.4232">
                <text:p>1.4232</text:p>
                <draw:g>
                  <svg:desc>Tabelle1.B23:Tabelle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13">
                <text:p>0.0913</text:p>
              </table:table-cell>
              <table:table-cell office:value-type="float" office:value="1.4198">
                <text:p>1.4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86">
                <text:p>0.1686</text:p>
              </table:table-cell>
              <table:table-cell office:value-type="float" office:value="1.4161">
                <text:p>1.4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45">
                <text:p>0.2945</text:p>
              </table:table-cell>
              <table:table-cell office:value-type="float" office:value="1.4098">
                <text:p>1.4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17">
                <text:p>0.4017</text:p>
              </table:table-cell>
              <table:table-cell office:value-type="float" office:value="1.4037">
                <text:p>1.4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23">
                <text:p>0.4923</text:p>
              </table:table-cell>
              <table:table-cell office:value-type="float" office:value="1.3982">
                <text:p>1.3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13">
                <text:p>0.6013</text:p>
              </table:table-cell>
              <table:table-cell office:value-type="float" office:value="1.3912">
                <text:p>1.3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74">
                <text:p>0.6974</text:p>
              </table:table-cell>
              <table:table-cell office:value-type="float" office:value="1.3844">
                <text:p>1.3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82">
                <text:p>0.7982</text:p>
              </table:table-cell>
              <table:table-cell office:value-type="float" office:value="1.3772">
                <text:p>1.3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21">
                <text:p>0.9021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3592">
                <text:p>1.3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